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S Mincho" svg:font-family="'MS Mincho', 'ＭＳ 明朝'" style:font-family-generic="modern"/>
    <style:font-face style:name="Nimbus Roman No9 L" svg:font-family="'Nimbus Roman No9 L'"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000080"/>
    </style:style>
    <style:style style:name="P2" style:family="paragraph" style:parent-style-name="Standard">
      <style:text-properties fo:font-weight="bold" style:font-weight-asian="bold" style:font-weight-complex="bold"/>
    </style:style>
    <style:style style:name="P3" style:family="paragraph" style:parent-style-name="Standard" style:list-style-name="WW8Num1">
      <style:paragraph-properties>
        <style:tab-stops>
          <style:tab-stop style:position="1in"/>
        </style:tab-stops>
      </style:paragraph-properties>
    </style:style>
    <style:style style:name="P4" style:family="paragraph" style:parent-style-name="Standard">
      <style:paragraph-properties fo:text-align="end" style:justify-single-word="false"/>
    </style:style>
    <style:style style:name="P5" style:family="paragraph" style:parent-style-name="Standard">
      <style:paragraph-properties fo:text-align="end" style:justify-single-word="false"/>
      <style:text-properties fo:font-size="9pt" style:font-size-asian="9pt" style:font-size-complex="9pt"/>
    </style:style>
    <style:style style:name="P6" style:family="paragraph" style:parent-style-name="Standard">
      <style:paragraph-properties fo:padding="0.0555in" fo:border="0.0008in solid #000000"/>
    </style:style>
    <style:style style:name="P7" style:family="paragraph" style:parent-style-name="Standard">
      <style:paragraph-properties fo:padding="0.0555in" fo:border="0.0008in solid #000000"/>
      <style:text-properties fo:font-weight="bold" style:font-weight-asian="bold" style:font-weight-complex="bold"/>
    </style:style>
    <style:style style:name="P8" style:family="paragraph" style:parent-style-name="Standard">
      <style:paragraph-properties fo:padding="0.0555in" fo:border="0.0008in solid #000000"/>
      <style:text-properties fo:language="en" fo:country="US"/>
    </style:style>
    <style:style style:name="P9" style:family="paragraph" style:parent-style-name="Standard">
      <style:paragraph-properties fo:padding="0.0555in" fo:border="0.0008in solid #000000"/>
      <style:text-properties fo:color="#000080"/>
    </style:style>
    <style:style style:name="P10" style:family="paragraph" style:parent-style-name="Standard">
      <style:paragraph-properties fo:padding="0.0555in" fo:border="0.0008in solid #000000"/>
      <style:text-properties fo:color="#000080" fo:language="en" fo:country="US"/>
    </style:style>
    <style:style style:name="P11" style:family="paragraph" style:parent-style-name="Standard">
      <style:paragraph-properties fo:padding="0.0555in" fo:border="0.0008in solid #000000"/>
      <style:text-properties fo:color="#000080" fo:font-weight="bold" style:font-weight-asian="bold" style:font-weight-complex="bold"/>
    </style:style>
    <style:style style:name="P12" style:family="paragraph" style:parent-style-name="Standard">
      <style:paragraph-properties fo:padding="0.0555in" fo:border="0.0008in solid #000000">
        <style:tab-stops>
          <style:tab-stop style:position="1.1665in"/>
        </style:tab-stops>
      </style:paragraph-properties>
    </style:style>
    <style:style style:name="P13" style:family="paragraph" style:parent-style-name="Standard">
      <style:paragraph-properties fo:margin-left="0.5in" fo:margin-right="0in" fo:text-indent="0in" style:auto-text-indent="false"/>
    </style:style>
    <style:style style:name="P14" style:family="paragraph" style:parent-style-name="Standard" style:master-page-name="Standard">
      <style:paragraph-properties style:page-number="auto"/>
    </style:style>
    <style:style style:name="P15" style:family="paragraph" style:parent-style-name="Standard">
      <style:paragraph-properties fo:margin-left="0in" fo:margin-right="0in" fo:text-indent="0in" style:auto-text-indent="false" fo:padding="0.0555in" fo:border="0.0008in solid #000000"/>
      <style:text-properties fo:color="#000080"/>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weight-complex="bold"/>
    </style:style>
    <style:style style:name="T3" style:family="text">
      <style:text-properties fo:color="#000080"/>
    </style:style>
    <style:style style:name="T4" style:family="text">
      <style:text-properties fo:color="#000080" fo:font-size="12pt" fo:font-weight="bold" style:font-size-asian="12pt" style:font-weight-asian="bold" style:font-weight-complex="bold"/>
    </style:style>
    <style:style style:name="T5" style:family="text">
      <style:text-properties fo:color="#000080" fo:font-weight="bold" style:font-weight-asian="bold" style:font-weight-complex="bold"/>
    </style:style>
    <style:style style:name="T6" style:family="text">
      <style:text-properties fo:language="en" fo:country="US"/>
    </style:style>
    <style:style style:name="T7" style:family="text">
      <style:text-properties fo:font-size="9pt" style:font-size-asian="9pt" style:font-size-complex="9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2">MME II: <text:s text:c="22"/>PROJEKTANMELDUNG </text:span><text:span text:style-name="T4">/ Minimales Pflichtenheft</text:span></text:p>
      <text:p text:style-name="P1"/>
      <text:p text:style-name="Standard"/>
      <text:p text:style-name="P7">Team:</text:p>
      <text:p text:style-name="P6"/>
      <text:p text:style-name="P6"><text:span text:style-name="T6">1. Name: </text:span><text:span text:style-name="T6">Börner, <text:tab/>Tilman <text:tab/>768148</text:span></text:p>
      <text:p text:style-name="P8"/>
      <text:p text:style-name="P6">2. Name: Rabe, <text:tab/>Jan<text:tab/><text:tab/>766212</text:p>
      <text:p text:style-name="P6"/>
      <text:p text:style-name="P6">3. Name: Wallroth, <text:tab/>Tom<text:tab/><text:tab/>768068</text:p>
      <text:p text:style-name="P6"/>
      <text:p text:style-name="Standard"/>
      <text:p text:style-name="Standard"/>
      <text:p text:style-name="Standard"/>
      <text:p text:style-name="P6"/>
      <text:p text:style-name="P6"><text:span text:style-name="T5">Zusatzleistung </text:span><text:span text:style-name="T3">(bei 3er- bzw. 4er-Team)</text:span></text:p>
      <text:p text:style-name="P9"/>
      <text:p text:style-name="P9">Leistung:</text:p>
      <text:p text:style-name="P9"/>
      <text:p text:style-name="P9">Termin:</text:p>
      <text:p text:style-name="P6"/>
      <text:p text:style-name="Standard"/>
      <text:p text:style-name="Standard"/>
      <text:p text:style-name="P6"/>
      <text:p text:style-name="P7">Projekt:</text:p>
      <text:p text:style-name="P6"/>
      <text:p text:style-name="P12">Thema: Netzwerkfähiges Multiplayer Autospiel angelehnt an GTA 1</text:p>
      <text:p text:style-name="P6"/>
      <text:p text:style-name="P6">Was ist daran interessant und innovativ?</text:p>
      <text:p text:style-name="P6"/>
      <text:p text:style-name="P6">Das original GTA1 kam 1997 auf den Markt und ist seither ein Klassiker der Videospiele.</text:p>
      <text:p text:style-name="P6">Allerdings gibt es noch keine Umsetzung für den Browser, obwohl die heutige Hardware keine Beschränkung für eine solche Umsetzung darstellt.</text:p>
      <text:p text:style-name="P6">Insbesondere ist die Multiplayer-Fähigkeit interessant, da die Originalversion die nur über Nullmodemkabel oder IPX im Netzwerk spielbar war und somit nicht für das Internet geeignet war. Diese Beschränkungen wollen wir aufheben, um das Retro-Spielerlebnis weltweit gemeinsam genießbar zu machen.</text:p>
      <text:p text:style-name="P6"/>
      <text:p text:style-name="P6">Wie wird das Endergebnis ungefähr aussehen (incl. Benutzerschnittstelle)?</text:p>
      <text:p text:style-name="P6"/>
      <text:p text:style-name="P6">Isometrische Stadtansicht, steuerbare Spielfiguren und <text:s/>fahrbare Autos, welche explodieren können.</text:p>
      <text:p text:style-name="P6">Den besten Eindruck von dem angestrebten Aussehen erlangt man, wenn man sich die Originalversion von GTA ansieht.</text:p>
      <text:p text:style-name="P6">(Siehe <text:a xlink:type="simple" xlink:href="http://www.youtube.com/watch?v=B4Nu5D21E3U">http://www.youtube.com/watch?v=B4Nu5D21E3U</text:a> )</text:p>
      <text:p text:style-name="P6"/>
      <text:p text:style-name="P9">Welche Technologien, Geräte, Programmiersprachen, DBMS, Entwicklungsumgebungen werden verwendet?</text:p>
      <text:p text:style-name="P9"/>
      <text:p text:style-name="P10">AS3, Java, HSQLDB, Eclipse, SciTe-Editor, SVN</text:p>
      <text:p text:style-name="P8"/>
      <text:p text:style-name="P6">Welche Medien werden eingesetzt?</text:p>
      <text:p text:style-name="P6"/>
      <text:p text:style-name="P6">Animierte Spielegrafiken, dynamische Sounds, Text</text:p>
      <text:p text:style-name="P6"/>
      <text:p text:style-name="P9">Welche Daten werden zwischen Client und Server übertragen?</text:p>
      <text:p text:style-name="P9"/>
      <text:p text:style-name="P9">Zu Spielbeginn: </text:p>
      <text:p text:style-name="P9"><text:tab/>Von Server zu Client:</text:p>
      <text:p text:style-name="P9"><text:tab/><text:tab/>Alle Grafiken und Sounds, die im Spiel vorkommen sollen</text:p>
      <text:p text:style-name="P9"><text:soft-page-break/>Während des Spiels:</text:p>
      <text:p text:style-name="P9"><text:tab/>Von Server zu Client:</text:p>
      <text:p text:style-name="P9"><text:tab/><text:tab/>Zustände von Spieleobjekten, Spielerprofilen, Level-Daten</text:p>
      <text:p text:style-name="P9"><text:tab/>Von Client zu Server:</text:p>
      <text:p text:style-name="P9"><text:tab/><text:tab/>Benutzereingaben</text:p>
      <text:p text:style-name="P9"/>
      <text:p text:style-name="P9">Mit welchen Technologien werden die Daten übertragen?</text:p>
      <text:p text:style-name="P9"/>
      <text:p text:style-name="P9">XML-Socket via TCP/IP</text:p>
      <text:p text:style-name="P6"/>
      <text:p text:style-name="P6">Was wird in der Datenbank serverseitig verwaltet?</text:p>
      <text:p text:style-name="P6"/>
      <text:p text:style-name="P6">Level-Daten, Highscores der Spieler, möglicherweise ist es möglich ein Spiel zu pausieren, um es an einem späteren Zeitpunkt fortzuführen</text:p>
      <text:p text:style-name="P6"/>
      <text:p text:style-name="Standard"/>
      <text:p text:style-name="Standard"/>
      <text:p text:style-name="Standard"/>
      <text:p text:style-name="P6"/>
      <text:p text:style-name="P11">Funktionalität:</text:p>
      <text:p text:style-name="P9"/>
      <text:p text:style-name="P9">Liste aller wichtigen und selbstverständlichen Produktfunktionen (mit Angabe der zugehörigen Ausbaustufe [siehe Projektmanagement]):</text:p>
      <text:p text:style-name="P9"/>
      <text:p text:style-name="P9">Der Spieler sieht die Spielwelt von einer Vogelperspektive und hat die Möglichkeit eine Spielfigur zu bewegen. Diese muss andere Spieler besiegen, indem die Figur die Gegenspieler mit Schusswaffen oder Autos bekämpft. Dabei hat der Spieler die Möglichkeit in alle Autos, welche in der Spielewelt vorhanden sind einzusteigen und diese zu fahren. Die Autos sind dabei ebenfalls zerstörbar, d.h., dass sie z.B. bei einem Unfall explodieren können.</text:p>
      <text:p text:style-name="P9">Insgesamt ist es Möglich das (bis zu 16) Spieler zu einem beliebigen Zeitpunkt in das Spiel einsteigen um sofort am Spiel teilnehmen zu können. Ziel des Spiels ist es möglichst viele Spieler pro Runde zu besiegen, wobei eine Runde entweder ein Zeitlimit oder ein Frag-Limit besitzen kann.</text:p>
      <text:p text:style-name="P9"/>
      <text:p text:style-name="P9">Die Umsetzung besteht aus zwei teilen:</text:p>
      <text:p text:style-name="P9"/>
      <text:p text:style-name="P9">Die Client-Seite:</text:p>
      <text:p text:style-name="P15"><text:tab/>Das Spiel kann in einem Browser aufgerufen werden und ist komplett in AS3 <text:tab/>geschrieben. Der Client ist quasi nur eine View für das Model das auf dem Server läuft.</text:p>
      <text:p text:style-name="P15"><text:tab/>Dass bedeutet, dass der Client in ständiger Verbindung mit dem Server steht und <text:tab/>laufende Anfragen an den Server schickt, welche nur die Spielereingaben übermittelt.</text:p>
      <text:p text:style-name="P15"><text:tab/>Der Server schickt daraufhin Updates für das Rendering des Spiels.</text:p>
      <text:p text:style-name="P15"><text:tab/>Wenn der Client eine Verbindung zum Server aufnimmt, schickt der Server ihm alle <text:tab/>Daten die der Client benötigt um das Spiel ausführen zu können (z.B. Bilder, Sounds <text:tab/>oder die Karte der Spielewelt)</text:p>
      <text:p text:style-name="P15">Die Server-Seite:</text:p>
      <text:p text:style-name="P15"><text:tab/>Der Server nimmt Spielereingaben auf und wertet sie aus, um den richtigen <text:tab/>Spieleobjekten zuzuordnen. Hierbei wird eine Physikengine namens Box2D verwendet <text:tab/>um die Spielewelt mit korrekter Physik und Kollisionsabfragen zu vervollständigen.</text:p>
      <text:p text:style-name="P15"><text:tab/>Die Objektzustände können in einer Datenbank abgelegt werden um den Spielzustand <text:tab/>bzw. den Spielfortschritt zu speichern.</text:p>
      <text:p text:style-name="P15"><text:tab/>Im Prinzip ist die komplette Spielelogik auf den Server ausgelagert, sodass die Wartung <text:tab/>und Erweiterung des Spiels rein Serverseitig erfolgen kann.</text:p>
      <text:p text:style-name="P9"/>
      <text:p text:style-name="P6"/>
      <text:p text:style-name="Standard"/>
      <text:p text:style-name="Standard"/>
      <text:p text:style-name="P6"/>
      <text:p text:style-name="P7">Projektmanagement</text:p>
      <text:p text:style-name="P6"/>
      <text:p text:style-name="P6"><text:soft-page-break/></text:p>
      <text:p text:style-name="P6">An welchen Schwierigkeiten könnte das Projekt scheitern? Welche Alternativen könnten bei nicht überwindbaren Problemen das Projekt retten?</text:p>
      <text:p text:style-name="P6"/>
      <text:p text:style-name="P6">Geänderte Rahmenbedingungen (z.B. Team-Verkleinerungen -&gt; Funktionen einschränken)</text:p>
      <text:p text:style-name="P6"/>
      <text:p text:style-name="P9">Welche Funktionalitäten muss der Prototyp enthalten?</text:p>
      <text:p text:style-name="P6"/>
      <text:p text:style-name="P6"><text:span text:style-name="T3">- Prototyp Client (Inputs an den Server senden, Spiel zeichnen)</text:span></text:p>
      <text:p text:style-name="P6"><text:span text:style-name="T3">- Prototyp Server (Inputs auswerten, Spielelogik und Physik berechnen)</text:span></text:p>
      <text:p text:style-name="P9">- Funktionierende Synchronisierung</text:p>
      <text:p text:style-name="P6"/>
      <text:p text:style-name="P9">Wie kann das Thema in vorführbare Ausbaustufen unterteilt werden?</text:p>
      <text:p text:style-name="P6"/>
      <text:p text:style-name="P6">- Menus (Server verbinden)</text:p>
      <text:p text:style-name="P6">- Server-Client Synchronisierung</text:p>
      <text:p text:style-name="P6">- Speichern und Laden von Spielzuständen</text:p>
      <text:p text:style-name="P6"/>
      <text:p text:style-name="P6">Wer im Team verfügt über welche Kompetenzen und Interessen?</text:p>
      <text:p text:style-name="P6"/>
      <text:p text:style-name="P6"><text:span text:style-name="T6">Tom – AS, Java</text:span><text:span text:style-name="T6">, SQL</text:span></text:p>
      <text:p text:style-name="P6"><text:span text:style-name="T6">Til – SQL, Java, AS</text:span></text:p>
      <text:p text:style-name="P6"><text:span text:style-name="T6">Jan – Java, AS, SQL</text:span></text:p>
      <text:p text:style-name="P8"/>
      <text:p text:style-name="P9">In welcher Reihenfolge sollten welche Teilaufgaben von wem erledigt werden? Was kann parallel realisiert werden?</text:p>
      <text:p text:style-name="P9"/>
      <text:p text:style-name="P9">Interface Besprechung</text:p>
      <text:p text:style-name="P9"/>
      <text:p text:style-name="P10">Tom</text:p>
      <text:p text:style-name="P10"><text:tab/>Server-Client Communication</text:p>
      <text:p text:style-name="P10">Jan</text:p>
      <text:p text:style-name="P10"><text:tab/>Physics-Engine</text:p>
      <text:p text:style-name="P10">Til</text:p>
      <text:p text:style-name="P10"><text:tab/>Sound, Game Logic</text:p>
      <text:p text:style-name="P8"/>
      <text:p text:style-name="Standard"><text:span text:style-name="T1"/></text:p>
      <text:p text:style-name="P4"><text:span text:style-name="T7">© Copyright by Targo Pavlista 200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S Mincho" svg:font-family="'MS Mincho', 'ＭＳ 明朝'" style:font-family-generic="modern"/>
    <style:font-face style:name="Nimbus Roman No9 L" svg:font-family="'Nimbus Roman No9 L'"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Verdana" fo:font-size="10pt" fo:language="de" fo:country="DE" style:letter-kerning="true" style:font-name-asian="Lucida Sans Unicode" style:font-size-asian="10pt" style:font-name-complex="Verdan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fo:font-size="12pt" style:font-size-asian="12pt"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Überschrift" style:family="paragraph" style:parent-style-name="Standard" style:next-style-name="Text_20_body">
      <style:paragraph-properties fo:margin-top="0.1665in" fo:margin-bottom="0.0835in" fo:keep-with-next="always"/>
      <style:text-properties style:font-name="Arial" fo:font-size="12pt" style:font-name-asian="MS Mincho" style:font-size-asian="12pt" style:font-name-complex="Tahoma" style:font-size-complex="14pt"/>
    </style:style>
    <style:style style:name="Beschriftung1" style:family="paragraph" style:parent-style-name="Standard">
      <style:paragraph-properties fo:margin-top="0.0835in" fo:margin-bottom="0.0835in" text:number-lines="false" text:line-number="0"/>
      <style:text-properties style:font-name="Verdana" fo:font-size="12pt" fo:font-style="italic" style:font-size-asian="12pt" style:font-style-asian="italic" style:font-name-complex="Tahoma" style:font-size-complex="12pt" style:font-style-complex="italic"/>
    </style:style>
    <style:style style:name="Verzeichnis" style:family="paragraph" style:parent-style-name="Standard">
      <style:paragraph-properties text:number-lines="false" text:line-number="0"/>
      <style:text-properties style:font-name="Verdana" fo:font-size="12pt" style:font-size-asian="12pt" style:font-name-complex="Tahoma"/>
    </style:style>
    <style:style style:name="Absatz-Standardschriftart" style:family="text"/>
    <style:style style:name="Absatz-Standardschriftart1" style:family="text"/>
    <style:style style:name="Nummerierungszeiche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rgo Pavlista</meta:initial-creator>
    <meta:creation-date>2008-09-15T08:38:00</meta:creation-date>
    <dc:date>2011-04-19T10:43:57</dc:date>
    <meta:print-date>2011-04-05T10:25:00</meta:print-date>
    <meta:editing-cycles>15</meta:editing-cycles>
    <meta:generator>LibreOffice/3.3$Linux LibreOffice_project/330m19$Build-202</meta:generator>
    <meta:editing-duration>PT38M19S</meta:editing-duration>
    <meta:document-statistic meta:table-count="0" meta:image-count="0" meta:object-count="0" meta:page-count="3" meta:paragraph-count="73" meta:word-count="686" meta:character-count="4994"/>
    <meta:user-defined meta:name="Info 1"/>
    <meta:user-defined meta:name="Info 2"/>
    <meta:user-defined meta:name="Info 3"/>
    <meta:user-defined meta:name="Info 4"/>
  </office:meta>
</office:document-meta>
</file>